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>
      <style:paragraph-properties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top="0cm" fo:margin-bottom="0cm" style:contextual-spacing="false" fo:text-indent="0cm" style:auto-text-indent="false"/>
    </style:style>
    <style:style style:name="P15" style:family="paragraph" style:parent-style-name="Text_20_body" style:list-style-name="L4">
      <style:paragraph-properties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5">
      <style:paragraph-properties fo:margin-top="0cm" fo:margin-bottom="0cm" style:contextual-spacing="false" fo:text-indent="0cm" style:auto-text-indent="false"/>
    </style:style>
    <style:style style:name="P18" style:family="paragraph" style:parent-style-name="Text_20_body" style:list-style-name="L5">
      <style:paragraph-properties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6">
      <style:paragraph-properties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text-indent="0cm" style:auto-text-indent="fals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7">
      <style:paragraph-properties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text-indent="0cm" style:auto-text-indent="false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8">
      <style:paragraph-properties fo:margin-top="0cm" fo:margin-bottom="0cm" style:contextual-spacing="false" fo:text-indent="0cm" style:auto-text-indent="false"/>
    </style:style>
    <style:style style:name="P27" style:family="paragraph" style:parent-style-name="Text_20_body" style:list-style-name="L8">
      <style:paragraph-properties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9">
      <style:paragraph-properties fo:margin-top="0cm" fo:margin-bottom="0cm" style:contextual-spacing="false" fo:text-indent="0cm" style:auto-text-indent="false"/>
    </style:style>
    <style:style style:name="P30" style:family="paragraph" style:parent-style-name="Text_20_body" style:list-style-name="L9">
      <style:paragraph-properties fo:text-indent="0cm" style:auto-text-indent="false"/>
    </style:style>
    <style:style style:name="P3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0">
      <style:paragraph-properties fo:margin-top="0cm" fo:margin-bottom="0cm" style:contextual-spacing="false" fo:text-indent="0cm" style:auto-text-indent="false"/>
    </style:style>
    <style:style style:name="P33" style:family="paragraph" style:parent-style-name="Text_20_body" style:list-style-name="L10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 <text:span text:style-name="Strong_20_Emphasis">Suggestions d'amélioration</text:span></text:h>
      <text:h text:style-name="P2" text:outline-level="3">15. <text:span text:style-name="Strong_20_Emphasis">Statistiques manquantes</text:span></text:h>
      <text:p text:style-name="P3">Suggestions pour la page Stats:</text:p>
      <text:list text:style-name="L1">
        <text:list-item>
          <text:p text:style-name="P4">Nombre total de mots appris</text:p>
        </text:list-item>
        <text:list-item>
          <text:p text:style-name="P5">Mots par liste (graphique)</text:p>
        </text:list-item>
        <text:list-item>
          <text:p text:style-name="P5">Streak de jours consécutifs</text:p>
        </text:list-item>
        <text:list-item>
          <text:p text:style-name="P5">Temps passé en entraînement</text:p>
        </text:list-item>
        <text:list-item>
          <text:p text:style-name="P6">Mots les plus difficiles (désélectionnés souvent)</text:p>
        </text:list-item>
      </text:list>
      <text:h text:style-name="P2" text:outline-level="3">16. <text:span text:style-name="Strong_20_Emphasis">Gamification</text:span></text:h>
      <text:list text:style-name="L2">
        <text:list-item>
          <text:p text:style-name="P7">Badges pour milestones (10 listes, 100 mots, 50 tours)</text:p>
        </text:list-item>
        <text:list-item>
          <text:p text:style-name="P8">Streak journalier</text:p>
        </text:list-item>
        <text:list-item>
          <text:p text:style-name="P9">Encouragements après un tour complété</text:p>
        </text:list-item>
      </text:list>
      <text:h text:style-name="P2" text:outline-level="3">17. <text:span text:style-name="Strong_20_Emphasis">Export/Import</text:span></text:h>
      <text:list text:style-name="L3">
        <text:list-item>
          <text:p text:style-name="P10">Exporter les listes en JSON/CSV</text:p>
        </text:list-item>
        <text:list-item>
          <text:p text:style-name="P11">Importer depuis Anki, Quizlet</text:p>
        </text:list-item>
        <text:list-item>
          <text:p text:style-name="P12">Partager une liste avec un ami</text:p>
        </text:list-item>
      </text:list>
      <text:h text:style-name="P2" text:outline-level="3">18. <text:span text:style-name="Strong_20_Emphasis">Mode d'entraînement alternatifs</text:span></text:h>
      <text:list text:style-name="L4">
        <text:list-item>
          <text:p text:style-name="P13">Mode "QCM" avec choix multiples</text:p>
        </text:list-item>
        <text:list-item>
          <text:p text:style-name="P14">Mode "Écriture" pour taper la réponse</text:p>
        </text:list-item>
        <text:list-item>
          <text:p text:style-name="P15">Mode "Écoute" avec synthèse vocale</text:p>
        </text:list-item>
      </text:list>
      <text:h text:style-name="P2" text:outline-level="3">19. <text:span text:style-name="Strong_20_Emphasis">Personnalisation</text:span></text:h>
      <text:list text:style-name="L5">
        <text:list-item>
          <text:p text:style-name="P16">Changer la couleur du thème (pas que purple)</text:p>
        </text:list-item>
        <text:list-item>
          <text:p text:style-name="P17">Taille de police ajustable</text:p>
        </text:list-item>
        <text:list-item>
          <text:p text:style-name="P18">Mode sombre</text:p>
        </text:list-item>
      </text:list>
      <text:h text:style-name="P2" text:outline-level="3">20. <text:span text:style-name="Strong_20_Emphasis">Raccourcis clavier (PWA desktop)</text:span></text:h>
      <text:list text:style-name="L6">
        <text:list-item>
          <text:p text:style-name="P19">Espace = Révéler/Continuer</text:p>
        </text:list-item>
        <text:list-item>
          <text:p text:style-name="P20">D = Désélectionner</text:p>
        </text:list-item>
        <text:list-item>
          <text:p text:style-name="P21">Flèches = Navigation</text:p>
        </text:list-item>
      </text:list>
      <text:p text:style-name="Horizontal_20_Line"/>
      <text:h text:style-name="P1" text:outline-level="2">🎯 <text:span text:style-name="Strong_20_Emphasis">Priorisation recommandée</text:span></text:h>
      <text:h text:style-name="P2" text:outline-level="3">P0 - À faire en priorité:</text:h>
      <text:list text:style-name="L7">
        <text:list-item>
          <text:p text:style-name="P22">✅ Ajouter feedback toast après actions (création, modification, suppression)</text:p>
        </text:list-item>
        <text:list-item>
          <text:p text:style-name="P23">✅ Ajouter indicateur de progression dans l'entraînement (X/Y mots)</text:p>
        </text:list-item>
        <text:list-item>
          <text:p text:style-name="P24">✅ Remplir la page Stats avec données basiques</text:p>
        </text:list-item>
      </text:list>
      <text:h text:style-name="P2" text:outline-level="3"><text:soft-page-break/>P1 - Important:</text:h>
      <text:list text:style-name="L8">
        <text:list-item>
          <text:p text:style-name="P25">✅ Message explicatif quand bouton entraînement est désactivé</text:p>
        </text:list-item>
        <text:list-item>
          <text:p text:style-name="P26">✅ Améliorer message fin de tour avec statistiques</text:p>
        </text:list-item>
        <text:list-item>
          <text:p text:style-name="P27">✅ Améliorer visibilité sélection (checkmark/badge)</text:p>
        </text:list-item>
      </text:list>
      <text:h text:style-name="P2" text:outline-level="3">P2 - Nice to have:</text:h>
      <text:list text:style-name="L9">
        <text:list-item>
          <text:p text:style-name="P28">Ajouter recherche/tri dans les listes</text:p>
        </text:list-item>
        <text:list-item>
          <text:p text:style-name="P29">Tutorial au premier lancement</text:p>
        </text:list-item>
        <text:list-item>
          <text:p text:style-name="P30">Bouton "Ajouter un autre mot" dans le modal</text:p>
        </text:list-item>
      </text:list>
      <text:h text:style-name="P2" text:outline-level="3">P3 - Future:</text:h>
      <text:list text:style-name="L10">
        <text:list-item>
          <text:p text:style-name="P31">Modes d'entraînement alternatifs</text:p>
        </text:list-item>
        <text:list-item>
          <text:p text:style-name="P32">Export/Import</text:p>
        </text:list-item>
        <text:list-item>
          <text:p text:style-name="P33">Gamification complète</text:p>
        </text:list-item>
      </text:list>
      <text:p text:style-name="Horizontal_20_Line"/>
      <text:p text:style-name="P3"><text:span text:style-name="Strong_20_Emphasis">Conclusion</text:span>: L'application a une base solide avec un bon design et des fonctionnalités essentielles. Les principaux points d'amélioration concernent le <text:span text:style-name="Strong_20_Emphasis">feedback utilisateur</text:span>, les <text:span text:style-name="Strong_20_Emphasis">statistiques</text:span> et l'<text:span text:style-name="Strong_20_Emphasis">expérience d'entraînement</text:span>. En priorité: ajouter des toasts de confirmation et un indicateur de progress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8:18:57.572000000</meta:creation-date>
    <dc:date>2025-12-04T18:19:34.085000000</dc:date>
    <meta:editing-duration>PT38S</meta:editing-duration>
    <meta:editing-cycles>1</meta:editing-cycles>
    <meta:document-statistic meta:table-count="0" meta:image-count="0" meta:object-count="0" meta:page-count="2" meta:paragraph-count="46" meta:word-count="279" meta:character-count="1776" meta:non-whitespace-character-count="1574"/>
    <meta:generator>LibreOffice/7.6.4.1$Windows_X86_64 LibreOffice_project/e19e193f88cd6c0525a17fb7a176ed8e6a3e2aa1</meta:generator>
  </office:meta>
</office:document-meta>
</file>